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Secret Life of Forms</text:h>
      <text:p text:style-name="Standard"/>
      <text:p text:style-name="Standard">[Slide 1 – Talk Info]</text:p>
      <text:p text:style-name="Standard"/>
      <text:p text:style-name="Standard">Hello, my name is Ivan Wilson. I work for a company in Washington, DC called Innate</text:p>
      <text:p text:style-name="Standard"/>
      <text:p text:style-name="Standard">[Slide 2 – Innate Logo (add map of location as well)]</text:p>
      <text:p text:style-name="Standard"/>
      <text:p text:style-name="Standard">as a front-end developer. The company itself has been around for 25 years(!!!) as of this year. </text:p>
      <text:p text:style-name="Standard">And as of April 24<text:span text:style-name="T1">th</text:span>, I have just celebrated my tenth anniversary.</text:p>
      <text:p text:style-name="Standard"/>
      <text:p text:style-name="Standard">[Slide 3 - 10<text:span text:style-name="T1">th</text:span> Anniversary graphic]</text:p>
      <text:p text:style-name="Standard"/>
      <text:p text:style-name="Standard">[Slide 4 – Travel Image]</text:p>
      <text:p text:style-name="Standard"/>
      <text:p text:style-name="Standard">For the past eight years, our main business has been with travel insurance companies – first with an European based company (Mondial Assistance/Allianz) and for the last four years, with an Australian company called Cover-More, who are currently expanding their range in the Pacific and further. </text:p>
      <text:p text:style-name="Standard"/>
      <text:p text:style-name="Standard">[Slide 5 – Cover-More (NZ/Corporate)]</text:p>
      <text:p text:style-name="Standard"/>
      <text:p text:style-name="Standard">Now just like any sort of insurance, travel insurance is what you buy to protect your assets. </text:p>
      <text:p text:style-name="Standard"/>
      <text:p text:style-name="Standard">[Slide 6 – first YouGo unlucky]</text:p>
      <text:p text:style-name="Standard"/>
      <text:p text:style-name="Standard">Whether you lose your money</text:p>
      <text:p text:style-name="Standard"/>
      <text:p text:style-name="Standard">[Slide 7 – YouGo/money loss]</text:p>
      <text:p text:style-name="Standard"/>
      <text:p text:style-name="Standard">or your flight gets delayed</text:p>
      <text:p text:style-name="Standard"/>
      <text:p text:style-name="Standard">[Slide 8] – Yougo/delay]</text:p>
      <text:p text:style-name="Standard"/>
      <text:p text:style-name="Standard">or you loose you luggage on the way</text:p>
      <text:p text:style-name="Standard"/>
      <text:p text:style-name="Standard">[Slide 9 – YouGo/luggage]</text:p>
      <text:p text:style-name="Standard"/>
      <text:p text:style-name="Standard">or just by circumstance</text:p>
      <text:p text:style-name="Standard"/>
      <text:p text:style-name="Standard">[Slide 10 – YouGo/football]</text:p>
      <text:p text:style-name="Standard"/>
      <text:p text:style-name="Standard">or if you happened to done something wrong in a past life...</text:p>
      <text:p text:style-name="Standard"/>
      <text:p text:style-name="Standard">[Slide 11 – YouGo/all]</text:p>
      <text:p text:style-name="Standard"/>
      <text:p text:style-name="Standard">Stuff happens. Part of life.You just don't want it happening to you well-deserved vacation.</text:p>
      <text:p text:style-name="Standard"/>
      <text:p text:style-name="Standard">(BTW – I'll get back to this graphic in a few minutes)</text:p>
      <text:p text:style-name="Standard"/>
      <text:p text:style-name="Standard">Well, in order to get a policy – it requires information about you – name, address, phone, date of <text:soft-page-break/>birth, duration of trip. If there are others, their information is added on for coverage.</text:p>
      <text:p text:style-name="Standard">All this requires you to fill out, of course...forms.</text:p>
      <text:p text:style-name="Standard"/>
      <text:p text:style-name="Standard">[Slide 12 – Graphic of online form (traveller section, any site)]</text:p>
      <text:p text:style-name="Standard"/>
      <text:p text:style-name="Standard">Among all the features of HTML, the basic form and all its related elements are probably the most observed and examined elements in the HTML tag set. </text:p>
      <text:p text:style-name="Standard"/>
      <text:p text:style-name="Standard">We've spend hours not just on the building &amp; designing of them. We're spent the time reseaching, observing, seeign how we can make the process smoother.</text:p>
      <text:p text:style-name="Standard"/>
      <text:p text:style-name="Standard">[Slide 13 – Pattern library]</text:p>
      <text:p text:style-name="Standard">[Slide 14 – LW/Web Form book]</text:p>
      <text:p text:style-name="Standard"/>
      <text:p text:style-name="Standard">We are constantly observing our formt to find out what works and what doesn't.</text:p>
      <text:p text:style-name="Standard"/>
      <text:p text:style-name="Standard">[Slide 15 – Process]</text:p>
      <text:p text:style-name="Standard">[Slide 16 - $300 million button]</text:p>
      <text:p text:style-name="Standard"/>
      <text:p text:style-name="Standard">And if we stop and really look, we deal with forms everyday (more than just data entry). Through Top 10 polls to login screens. </text:p>
      <text:p text:style-name="Standard"/>
      <text:p text:style-name="Standard">[Slide 17 – Poll (Twitter?)/Login screens]</text:p>
      <text:p text:style-name="Standard"/>
      <text:p text:style-name="Standard">Through the purchase of small items to large</text:p>
      <text:p text:style-name="Standard">[Slide 18 – small item (?)]</text:p>
      <text:p text:style-name="Standard">[Slide 19 – Tesla form]</text:p>
      <text:p text:style-name="Standard"/>
      <text:p text:style-name="Standard">And in a city like Washington, we supply our most important about ourselves with them.</text:p>
      <text:p text:style-name="Standard"/>
      <text:p text:style-name="Standard">So, yes. They are <text:span text:style-name="T2">very</text:span><text:span text:style-name="T3"> important.</text:span></text:p>
      <text:p text:style-name="Standard"><text:span text:style-name="T3"/></text:p>
      <text:p text:style-name="Standard"><text:span text:style-name="T3">(Sorry for the diversion) </text:span></text:p>
      <text:p text:style-name="Standard"><text:span text:style-name="T3"/></text:p>
      <text:p text:style-name="Standard"><text:span text:style-name="T3">When I was thinking about the name of this talk – I was immediately reminded and reference the old British series "The Secret Life of Machines", presented by</text:span><text:span text:style-name="T5"> </text:span><text:span text:style-name="T4">Tim Hunkin and Rex Garrod in the early 90's.</text:span></text:p>
      <text:p text:style-name="Standard"><text:span text:style-name="T3"/></text:p>
      <text:p text:style-name="Standard"><text:span text:style-name="T3">[Slide 20 – graphic/screenshot – serious intro]</text:span></text:p>
      <text:p text:style-name="Standard"><text:span text:style-name="T3"/></text:p>
      <text:p text:style-name="Standard"><text:span text:style-name="T3">[Brief YouTube video - </text:span><text:a xlink:type="simple" xlink:href="https://www.youtube.com/watch?v=gfr3_AwuO9Y" text:style-name="Internet_20_link" text:visited-style-name="Visited_20_Internet_20_Link"><text:span text:style-name="T3">https://www.youtube.com/watch?v=gfr3_AwuO9Y</text:span></text:a><text:span text:style-name="T3">]</text:span></text:p>
      <text:p text:style-name="Standard"><text:span text:style-name="T3"/></text:p>
      <text:p text:style-name="Standard"><text:span text:style-name="T3">In the series, they go about taking ordinary items and describe their inner works and functions. It was shown on the Discovery channel in the States. </text:span></text:p>
      <text:p text:style-name="Standard"><text:span text:style-name="T3"/></text:p>
      <text:p text:style-name="Standard"><text:span text:style-name="T3">Well, that was the original intent of this talk, and still was when I entered for selection. But a month(?) after the deadline – I attented a workshop at the IA Summit in Atlanta. </text:span></text:p>
      <text:p text:style-name="Standard"><text:span text:style-name="T3"/></text:p>
      <text:p text:style-name="Standard"><text:span text:style-name="T3">[Slide 21 - <text:s/>Workshop]</text:span></text:p>
      <text:p text:style-name="Standard"><text:span text:style-name="T3"/></text:p>
      <text:p text:style-name="Standard"><text:span text:style-name="T3">The name of it was <text:s/>"Decoding Culture: Becoming Information Anthrologist". (Add more info here...) </text:span></text:p>
      <text:p text:style-name="Standard"><text:soft-page-break/><text:span text:style-name="T3"/></text:p>
      <text:p text:style-name="Standard"><text:span text:style-name="T3">It was only later that I thought about this workshop that I did a rethink. <text:s/>Then this idea popped into my head – what if forms actually had secret lives. Not necessarily mysterious or classified.</text:span></text:p>
      <text:p text:style-name="Standard"><text:span text:style-name="T3"/></text:p>
      <text:p text:style-name="Standard"><text:span text:style-name="T3">[Slide 22 – Classified "Form"]</text:span></text:p>
      <text:p text:style-name="Standard"><text:span text:style-name="T3"/></text:p>
      <text:p text:style-name="Standard"><text:span text:style-name="T3">They are not always distinguished or important. Most of the time, it's just ordinary and dull. Nothing to interesting to write about. But they were built with a purpose, sometimes really important ones. They born, live, have families/children, and die out.</text:span></text:p>
      <text:p text:style-name="Standard"><text:span text:style-name="T3"/></text:p>
      <text:p text:style-name="Standard"><text:span text:style-name="T3">[Slide 22 – Form "Life Cycle"]</text:span></text:p>
      <text:p text:style-name="Standard"><text:span text:style-name="T3"/></text:p>
      <text:p text:style-name="Standard"><text:span text:style-name="T3">These lives are not always distinguished or important. Most of the time, it's just ordinary and dull. But they were built with a purpose, sometimes really important ones.</text:span></text:p>
      <text:p text:style-name="Standard"><text:span text:style-name="T3"/></text:p>
      <text:p text:style-name="Standard"><text:span text:style-name="T3">So instead of a bag of tricks, I decided to tell you stories. About the things that I/we did over the course of many years of problem-solving over forms. And some of this involves not just coding but stuff you don't think about, which we'll do along the way.</text:span></text:p>
      <text:p text:style-name="Standard"><text:span text:style-name="T3"/></text:p>
      <text:p text:style-name="Standard"><text:span text:style-name="T3"/></text:p>
      <text:p text:style-name="Standard"><text:span text:style-name="T3">So after all that...Story #1....</text:span></text:p>
      <text:p text:style-name="Standard"><text:span text:style-name="T3"/></text:p>
      <text:h text:style-name="P1" text:outline-level="2">HTML has superpowers.</text:h>
      <text:p text:style-name="Standard"><text:span text:style-name="T3"/></text:p>
      <text:p text:style-name="Standard"><text:span text:style-name="T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0M55S</meta:editing-duration>
    <meta:editing-cycles>15</meta:editing-cycles>
    <meta:generator>OpenOffice/4.1.2$Win32 OpenOffice.org_project/412m3$Build-9782</meta:generator>
    <dc:date>2016-06-14T17:39:34.01</dc:date>
    <dc:creator>Ivan Wilson</dc:creator>
    <meta:document-statistic meta:table-count="0" meta:image-count="0" meta:object-count="0" meta:page-count="3" meta:paragraph-count="57" meta:word-count="747" meta:character-count="4267"/>
    <meta:user-defined meta:name="Info 1"/>
    <meta:user-defined meta:name="Info 2"/>
    <meta:user-defined meta:name="Info 3"/>
    <meta:user-defined meta:name="Info 4"/>
  </office:meta>
</office:document-meta>
</file>